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AAAAA+LiberationSerif-Bold" svg:font-family="BAAAAA+Liberation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703a" officeooo:paragraph-rsid="000f703a"/>
    </style:style>
    <style:style style:name="P2" style:family="paragraph" style:parent-style-name="Standard">
      <style:text-properties fo:font-size="14pt" fo:font-weight="bold" officeooo:rsid="000f703a" officeooo:paragraph-rsid="000f703a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6pt" fo:font-weight="bold" officeooo:rsid="000f703a" officeooo:paragraph-rsid="000f703a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f703a" officeooo:paragraph-rsid="000f703a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f703a" officeooo:paragraph-rsid="0013ca4f" style:font-size-asian="16pt" style:font-weight-asian="bold" style:font-size-complex="16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f703a" officeooo:paragraph-rsid="000f703a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703a" officeooo:paragraph-rsid="000f703a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0f703a" officeooo:paragraph-rsid="000f703a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none" fo:font-weight="bold" officeooo:rsid="000f703a" officeooo:paragraph-rsid="000f703a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02114" officeooo:paragraph-rsid="00102114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116baa" officeooo:paragraph-rsid="00116ba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break-before="page"/>
      <style:text-properties officeooo:rsid="000f703a" officeooo:paragraph-rsid="000f703a"/>
    </style:style>
    <style:style style:name="P13" style:family="paragraph" style:parent-style-name="Table_20_Contents">
      <style:text-properties officeooo:rsid="000f703a" officeooo:paragraph-rsid="000f703a"/>
    </style:style>
    <style:style style:name="P14" style:family="paragraph" style:parent-style-name="Table_20_Contents">
      <style:text-properties officeooo:rsid="000f703a" officeooo:paragraph-rsid="00102114"/>
    </style:style>
    <style:style style:name="P15" style:family="paragraph" style:parent-style-name="Table_20_Contents">
      <style:text-properties officeooo:rsid="000f703a" officeooo:paragraph-rsid="00109c8a"/>
    </style:style>
    <style:style style:name="P16" style:family="paragraph" style:parent-style-name="Table_20_Contents">
      <style:text-properties officeooo:rsid="000f703a" officeooo:paragraph-rsid="0010b888"/>
    </style:style>
    <style:style style:name="P17" style:family="paragraph" style:parent-style-name="Table_20_Contents">
      <style:text-properties officeooo:rsid="000f703a" officeooo:paragraph-rsid="00116baa"/>
    </style:style>
    <style:style style:name="P18" style:family="paragraph" style:parent-style-name="Table_20_Contents">
      <style:text-properties officeooo:rsid="000f703a" officeooo:paragraph-rsid="00128c81"/>
    </style:style>
    <style:style style:name="P19" style:family="paragraph" style:parent-style-name="Table_20_Contents">
      <style:text-properties fo:font-weight="bold" officeooo:rsid="000f703a" officeooo:paragraph-rsid="000f703a" style:font-weight-asian="bold" style:font-weight-complex="bold"/>
    </style:style>
    <style:style style:name="P20" style:family="paragraph" style:parent-style-name="Table_20_Contents">
      <style:text-properties fo:font-weight="bold" officeooo:paragraph-rsid="000f703a" style:font-weight-asian="bold" style:font-weight-complex="bold"/>
    </style:style>
    <style:style style:name="P21" style:family="paragraph" style:parent-style-name="Table_20_Contents">
      <style:text-properties fo:font-weight="bold" officeooo:rsid="00102114" officeooo:paragraph-rsid="00102114" style:font-weight-asian="bold" style:font-weight-complex="bold"/>
    </style:style>
    <style:style style:name="P22" style:family="paragraph" style:parent-style-name="Table_20_Contents">
      <style:text-properties fo:font-weight="bold" officeooo:rsid="00102114" officeooo:paragraph-rsid="000f703a" style:font-weight-asian="bold" style:font-weight-complex="bold"/>
    </style:style>
    <style:style style:name="P23" style:family="paragraph" style:parent-style-name="Table_20_Contents">
      <style:text-properties fo:font-weight="bold" officeooo:rsid="00109c8a" officeooo:paragraph-rsid="00109c8a" style:font-weight-asian="bold" style:font-weight-complex="bold"/>
    </style:style>
    <style:style style:name="P24" style:family="paragraph" style:parent-style-name="Table_20_Contents">
      <style:text-properties fo:font-weight="bold" officeooo:rsid="0010b888" officeooo:paragraph-rsid="0010b888" style:font-weight-asian="bold" style:font-weight-complex="bold"/>
    </style:style>
    <style:style style:name="P25" style:family="paragraph" style:parent-style-name="Table_20_Contents">
      <style:text-properties fo:font-weight="bold" officeooo:rsid="001151ac" officeooo:paragraph-rsid="001151ac" style:font-weight-asian="bold" style:font-weight-complex="bold"/>
    </style:style>
    <style:style style:name="P26" style:family="paragraph" style:parent-style-name="Table_20_Contents">
      <style:text-properties fo:font-weight="bold" officeooo:rsid="00128c81" officeooo:paragraph-rsid="00128c81" style:font-weight-asian="bold" style:font-weight-complex="bold"/>
    </style:style>
    <style:style style:name="P27" style:family="paragraph" style:parent-style-name="Table_20_Contents">
      <style:text-properties fo:font-weight="bold" officeooo:rsid="00128c81" officeooo:paragraph-rsid="000f703a" style:font-weight-asian="bold" style:font-weight-complex="bold"/>
    </style:style>
    <style:style style:name="P28" style:family="paragraph" style:parent-style-name="Table_20_Contents">
      <style:text-properties fo:font-size="16pt" style:text-underline-style="solid" style:text-underline-width="auto" style:text-underline-color="font-color" fo:font-weight="bold" officeooo:rsid="000f703a" officeooo:paragraph-rsid="000f703a" style:font-size-asian="16pt" style:font-weight-asian="bold" style:font-size-complex="16pt" style:font-weight-complex="bold"/>
    </style:style>
    <style:style style:name="P29" style:family="paragraph" style:parent-style-name="Table_20_Contents">
      <style:text-properties fo:font-size="12pt" fo:font-style="normal" style:text-underline-style="none" fo:font-weight="normal" officeooo:rsid="000f703a" officeooo:paragraph-rsid="000f703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text-properties fo:font-size="12pt" style:text-underline-style="none" fo:font-weight="normal" officeooo:rsid="000f703a" officeooo:paragraph-rsid="000f703a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fo:font-size="12pt" style:text-underline-style="none" fo:font-weight="normal" officeooo:rsid="000f703a" officeooo:paragraph-rsid="00116baa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fo:font-size="12pt" style:text-underline-style="none" fo:font-weight="bold" officeooo:rsid="000f703a" officeooo:paragraph-rsid="00116baa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officeooo:rsid="00128c81" officeooo:paragraph-rsid="00128c81"/>
    </style:style>
    <style:style style:name="P34" style:family="paragraph" style:parent-style-name="Standard">
      <style:text-properties fo:font-size="16pt" style:text-underline-style="solid" style:text-underline-width="auto" style:text-underline-color="font-color" fo:font-weight="bold" officeooo:rsid="000f703a" officeooo:paragraph-rsid="000f703a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style:text-underline-style="solid" style:text-underline-width="auto" style:text-underline-color="font-color" fo:font-weight="bold" officeooo:rsid="00116baa" officeooo:paragraph-rsid="000f703a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style:text-underline-style="solid" style:text-underline-width="auto" style:text-underline-color="font-color" fo:font-weight="bold" officeooo:rsid="0015a6eb" officeooo:paragraph-rsid="0015a6eb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703a" officeooo:paragraph-rsid="0015a6eb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0f703a" officeooo:paragraph-rsid="0015a6eb" style:font-size-asian="18pt" style:font-weight-asian="bold" style:font-size-complex="18pt" style:font-weight-complex="bold"/>
    </style:style>
    <style:style style:name="P39" style:family="paragraph" style:parent-style-name="Table_20_Contents">
      <style:text-properties fo:font-weight="bold" officeooo:rsid="000f703a" officeooo:paragraph-rsid="000f703a" style:font-weight-asian="bold" style:font-weight-complex="bold"/>
    </style:style>
    <style:style style:name="P40" style:family="paragraph" style:parent-style-name="Table_20_Contents">
      <style:text-properties fo:font-weight="bold" officeooo:rsid="00109c8a" officeooo:paragraph-rsid="00109c8a" style:font-weight-asian="bold" style:font-weight-complex="bold"/>
    </style:style>
    <style:style style:name="P41" style:family="paragraph" style:parent-style-name="Table_20_Contents">
      <style:text-properties fo:font-weight="bold" officeooo:rsid="00128c81" officeooo:paragraph-rsid="00128c81" style:font-weight-asian="bold" style:font-weight-complex="bold"/>
    </style:style>
    <style:style style:name="P42" style:family="paragraph" style:parent-style-name="Table_20_Contents">
      <style:text-properties fo:font-weight="bold" officeooo:rsid="0015a6eb" officeooo:paragraph-rsid="0015a6eb" style:font-weight-asian="bold" style:font-weight-complex="bold"/>
    </style:style>
    <style:style style:name="P43" style:family="paragraph" style:parent-style-name="Table_20_Contents">
      <style:text-properties style:font-name="BAAAAA+LiberationSerif-Bold" fo:font-size="12pt" officeooo:rsid="00128c81" officeooo:paragraph-rsid="000f703a" style:font-size-asian="12pt"/>
    </style:style>
    <style:style style:name="P44" style:family="paragraph" style:parent-style-name="Table_20_Contents">
      <style:text-properties officeooo:rsid="000f703a" officeooo:paragraph-rsid="000f703a"/>
    </style:style>
    <style:style style:name="P45" style:family="paragraph" style:parent-style-name="Table_20_Contents">
      <style:text-properties officeooo:rsid="000f703a" officeooo:paragraph-rsid="0015a6eb"/>
    </style:style>
    <style:style style:name="P46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f703a" officeooo:paragraph-rsid="0015a6eb" style:font-size-asian="12pt" style:font-weight-asian="bold" style:font-size-complex="12pt" style:font-weight-complex="bold"/>
    </style:style>
    <style:style style:name="T1" style:family="text">
      <style:text-properties officeooo:rsid="001151ac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116baa" style:font-size-asian="16pt" style:font-weight-asian="bold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officeooo:rsid="0013a88e" style:font-size-asian="16pt" style:font-weight-asian="bold" style:font-size-complex="16pt" style:font-weight-complex="bold"/>
    </style:style>
    <style:style style:name="T5" style:family="text">
      <style:text-properties officeooo:rsid="00128c81"/>
    </style:style>
    <style:style style:name="T6" style:family="text">
      <style:text-properties officeooo:rsid="0013a88e"/>
    </style:style>
    <style:style style:name="T7" style:family="text">
      <style:text-properties officeooo:rsid="0013ca4f"/>
    </style:style>
    <style:style style:name="T8" style:family="text">
      <style:text-properties officeooo:rsid="0015a6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NEXE UTILISATION DES NOTIONS DU COURS</text:p>
      <text:p text:style-name="P6"/>
      <text:p text:style-name="P36"/>
      <text:p text:style-name="P4">Chapitre 1</text:p>
      <text:p text:style-name="P2"/>
      <text:p text:style-name="P19">Surcharge de fonction</text:p>
      <text:p text:style-name="P13">Fichier / Numéros de ligne :</text:p>
      <text:p text:style-name="P13">Exemple(s) de code</text:p>
      <text:p text:style-name="P13"/>
      <text:p text:style-name="P4"/>
      <text:p text:style-name="P4">Chapitre <text:span text:style-name="T6">2</text:span></text:p>
      <text:p text:style-name="P3"/>
      <text:p text:style-name="P19">Liste d’initialisations</text:p>
      <text:p text:style-name="P13">Fichier / Numéros de ligne :</text:p>
      <text:p text:style-name="P13">Exemple(s) de code</text:p>
      <text:p text:style-name="P13"/>
      <text:p text:style-name="P20">Mot-clé mutable</text:p>
      <text:p text:style-name="P13">Fichier / Numéros de ligne :</text:p>
      <text:p text:style-name="P13">Exemple(s) de code</text:p>
      <text:p text:style-name="P13"/>
      <text:p text:style-name="P20">Attribut static</text:p>
      <text:p text:style-name="P13">Fichier / Numéros de ligne :</text:p>
      <text:p text:style-name="P13">Exemple(s) de code</text:p>
      <text:p text:style-name="P13"/>
      <text:p text:style-name="P20">Méthode static</text:p>
      <text:p text:style-name="P13">Fichier / Numéros de ligne :</text:p>
      <text:p text:style-name="P13">Exemple(s) de code</text:p>
      <text:p text:style-name="P13"/>
      <text:p text:style-name="P19">R.A.I.I.</text:p>
      <text:p text:style-name="P13">Fichier / Numéros de ligne :</text:p>
      <text:p text:style-name="P13">Exemple(s) de code</text:p>
      <text:p text:style-name="P13"/>
      <text:p text:style-name="P4"/>
      <text:p text:style-name="P4">Chapitre <text:span text:style-name="T6">3 Surcharge d’opérateur</text:span></text:p>
      <text:p text:style-name="P4"/>
      <text:p text:style-name="P19">Surcharge d’opérateur (hors &lt;&lt; et &gt;&gt;)</text:p>
      <text:p text:style-name="P13">Fichier / Numéros de ligne :</text:p>
      <text:p text:style-name="P29">Exemple(s) de code</text:p>
      <text:p text:style-name="P8"/>
      <text:p text:style-name="P1"/>
      <text:p text:style-name="P4"/>
      <text:p text:style-name="P12"><text:span text:style-name="T2">Chapitre </text:span><text:span text:style-name="T4">4 Héritage,</text:span><text:span text:style-name="T2"> </text:span><text:span text:style-name="T4">Polymorphisme</text:span></text:p>
      <text:p text:style-name="P4"/>
      <text:p text:style-name="P9">fonctions virtuelles</text:p>
      <text:p text:style-name="P13">Fichier / Numéros de ligne :</text:p>
      <text:p text:style-name="P13">Exemple(s) de code</text:p>
      <text:p text:style-name="P13"/>
      <text:p text:style-name="P19">override</text:p>
      <text:p text:style-name="P13">Fichier / Numéros de ligne :</text:p>
      <text:p text:style-name="P13">Exemple(s) de code</text:p>
      <text:p text:style-name="P13"/>
      <text:p text:style-name="P19">final (classe, méthode)</text:p>
      <text:p text:style-name="P13">Fichier / Numéros de ligne :</text:p>
      <text:p text:style-name="P30">Exemple(s) de code</text:p>
      <text:p text:style-name="P28"/>
      <text:p text:style-name="P28"/>
      <text:p text:style-name="P1"><text:span text:style-name="T2">Chapitre <text:s/></text:span><text:span text:style-name="T4">template, STL</text:span></text:p>
      <text:p text:style-name="P10"/>
      <text:p text:style-name="P11">Template</text:p>
      <text:p text:style-name="P17">Fichier / Numéros de ligne :</text:p>
      <text:p text:style-name="P31">Exemple(s) de code</text:p>
      <text:p text:style-name="P32"/>
      <text:p text:style-name="P32"/>
      <text:p text:style-name="P10">Les classes de la STL</text:p>
      <text:p text:style-name="P10"/>
      <text:p text:style-name="P10">classe …..</text:p>
      <text:p text:style-name="P13">Fichier / Numéros de ligne :</text:p>
      <text:p text:style-name="P13">Exemple(s) de code</text:p>
      <text:p text:style-name="P13"/>
      <text:p text:style-name="P10">classe …..</text:p>
      <text:p text:style-name="P13">Fichier / Numéros de ligne :</text:p>
      <text:p text:style-name="P13">Exemple(s) de code</text:p>
      <text:p text:style-name="P13"/>
      <text:p text:style-name="P10">classe …..</text:p>
      <text:p text:style-name="P13">Fichier / Numéros de ligne :</text:p>
      <text:p text:style-name="P13">Exemple(s) de code</text:p>
      <text:p text:style-name="P13"/>
      <text:p text:style-name="P10">classe …..</text:p>
      <text:p text:style-name="P13">Fichier / Numéros de ligne :</text:p>
      <text:p text:style-name="P13">Exemple(s) de code</text:p>
      <text:p text:style-name="P13"/>
      <text:p text:style-name="P13"/>
      <text:p text:style-name="P4">Chapitre <text:span text:style-name="T6">foncteur</text:span></text:p>
      <text:p text:style-name="P13"/>
      <text:p text:style-name="P21">Foncteur</text:p>
      <text:p text:style-name="P13">Fichier / Numéros de ligne :</text:p>
      <text:p text:style-name="P13">Exemple(s) de code</text:p>
      <text:p text:style-name="P13"/>
      <text:p text:style-name="P13"/>
      <text:p text:style-name="P35"/>
      <text:p text:style-name="P12"><text:span text:style-name="T3">C</text:span><text:span text:style-name="T2">hapitre </text:span><text:span text:style-name="T4">divers (dont auto, lambda)</text:span></text:p>
      <text:p text:style-name="P13"/>
      <text:p text:style-name="P21">énumération</text:p>
      <text:p text:style-name="P13">Fichier / Numéros de ligne :</text:p>
      <text:p text:style-name="P13">Exemple(s) de code</text:p>
      <text:p text:style-name="P13"/>
      <text:p text:style-name="P21">static_assert</text:p>
      <text:p text:style-name="P13">Fichier / Numéros de ligne :</text:p>
      <text:p text:style-name="P13">Exemple(s) de code</text:p>
      <text:p text:style-name="P13"/>
      <text:p text:style-name="P13">Fichier / Numéros de ligne :</text:p>
      <text:p text:style-name="P13">Exemple(s) de code</text:p>
      <text:p text:style-name="P19"/>
      <text:p text:style-name="P21">délégation de constructeurs</text:p>
      <text:p text:style-name="P13">Fichier / Numéros de ligne :</text:p>
      <text:p text:style-name="P13">Exemple(s) de code</text:p>
      <text:p text:style-name="P13"/>
      <text:p text:style-name="P21">héritage de constructeurs avec mot-clé using</text:p>
      <text:p text:style-name="P14">Fichier / Numéros de ligne :</text:p>
      <text:p text:style-name="P14">Exemple(s) de code</text:p>
      <text:p text:style-name="P14"/>
      <text:p text:style-name="P21">inférence de type : mot-clé auto</text:p>
      <text:p text:style-name="P14">Fichier / Numéros de ligne :</text:p>
      <text:p text:style-name="P14">Exemple(s) de code</text:p>
      <text:p text:style-name="P14"/>
      <text:p text:style-name="P21">inférence de type : mot-clé decltype</text:p>
      <text:p text:style-name="P14">Fichier / Numéros de ligne :</text:p>
      <text:p text:style-name="P14">Exemple(s) de code</text:p>
      <text:p text:style-name="P14"/>
      <text:p text:style-name="P23">itérateur : begin, end</text:p>
      <text:p text:style-name="P14">Fichier / Numéros de ligne :</text:p>
      <text:p text:style-name="P14">Exemple(s) de code</text:p>
      <text:p text:style-name="P14"/>
      <text:p text:style-name="P23">itérateur : cbegin, cend</text:p>
      <text:p text:style-name="P14">Fichier / Numéros de ligne :</text:p>
      <text:p text:style-name="P14">Exemple(s) de code</text:p>
      <text:p text:style-name="P14"/>
      <text:p text:style-name="P23">boucle foreach</text:p>
      <text:p text:style-name="P14">Fichier / Numéros de ligne :</text:p>
      <text:p text:style-name="P14">Exemple(s) de code</text:p>
      <text:p text:style-name="P14"/>
      <text:p text:style-name="P23">liste d’initialisateurs</text:p>
      <text:p text:style-name="P15">Fichier / Numéros de ligne :</text:p>
      <text:p text:style-name="P15">Exemple(s) de code</text:p>
      <text:p text:style-name="P15"/>
      <text:p text:style-name="P24">mot-clé explicit pour un constructeur</text:p>
      <text:p text:style-name="P15">Fichier / Numéros de ligne :</text:p>
      <text:p text:style-name="P15">Exemple(s) de code</text:p>
      <text:p text:style-name="P15"/>
      <text:p text:style-name="P24">mot-clé explicit pour un opérateur</text:p>
      <text:p text:style-name="P15">Fichier / Numéros de ligne :</text:p>
      <text:p text:style-name="P15">Exemple(s) de code</text:p>
      <text:p text:style-name="P25"><text:soft-page-break/>lambda</text:p>
      <text:p text:style-name="P15">Fichier / Numéros de ligne :</text:p>
      <text:p text:style-name="P15"><text:span text:style-name="T1">Plusieurs e</text:span>xemple<text:span text:style-name="T1">s</text:span> de code</text:p>
      <text:p text:style-name="P14"/>
      <text:p text:style-name="P25">std::sort</text:p>
      <text:p text:style-name="P16">Fichier / Numéros de ligne :</text:p>
      <text:p text:style-name="P16">Exemple(s) de code</text:p>
      <text:p text:style-name="P16"/>
      <text:p text:style-name="P16"/>
      <text:p text:style-name="P4">Chapitre <text:span text:style-name="T6">constexpr</text:span></text:p>
      <text:p text:style-name="P22"/>
      <text:p text:style-name="P13">Fichier / Numéros de ligne :</text:p>
      <text:p text:style-name="P13">Exemple(s) de code</text:p>
      <text:p text:style-name="P13"/>
      <text:p text:style-name="P13"/>
      <text:p text:style-name="P4">Chapitre <text:span text:style-name="T7">pointeurs intelligents</text:span></text:p>
      <text:p text:style-name="P43"/>
      <text:p text:style-name="P26">unique_ptr</text:p>
      <text:p text:style-name="P18">Fichier / Numéros de ligne :</text:p>
      <text:p text:style-name="P13">Exemple(s) de code</text:p>
      <text:p text:style-name="P13"/>
      <text:p text:style-name="P26">shared_ptr</text:p>
      <text:p text:style-name="P13">Fichier / Numéros de ligne :</text:p>
      <text:p text:style-name="P13">Exemple(s) de code</text:p>
      <text:p text:style-name="P13"/>
      <text:p text:style-name="P26">weak_ptr</text:p>
      <text:p text:style-name="P13">Fichier / Numéros de ligne :</text:p>
      <text:p text:style-name="P13">Exemple(s) de code</text:p>
      <text:p text:style-name="P13"/>
      <text:p text:style-name="P13"/>
      <text:p text:style-name="P4">Chapitre <text:span text:style-name="T7">Exceptions</text:span></text:p>
      <text:p text:style-name="P27"/>
      <text:p text:style-name="P13">Fichier / Numéros de ligne :</text:p>
      <text:p text:style-name="P13">Exemple(s) de code</text:p>
      <text:p text:style-name="P13"/>
      <text:p text:style-name="P13"/>
      <text:p text:style-name="P13"/>
      <text:p text:style-name="P5">Chapitre <text:span text:style-name="T5">Références universelles, sémantique de déplacement</text:span></text:p>
      <text:p text:style-name="P33"/>
      <text:p text:style-name="P26">fonction move</text:p>
      <text:p text:style-name="P13">Fichier / Numéros de ligne :</text:p>
      <text:p text:style-name="P13">Exemple(s) de code</text:p>
      <text:p text:style-name="P13"/>
      <text:p text:style-name="P26">constructeur de déplacement</text:p>
      <text:p text:style-name="P13">Fichier / Numéros de ligne :</text:p>
      <text:p text:style-name="P13">Exemple(s) de code</text:p>
      <text:p text:style-name="P13"/>
      <text:p text:style-name="P13"/>
      <text:p text:style-name="P13"/>
      <text:p text:style-name="P38">ANNEXE UTILISATION DE <text:span text:style-name="T8">DESIGN PATTERNS</text:span></text:p>
      <text:p text:style-name="P37"/>
      <text:p text:style-name="P42">Design Pattern ….</text:p>
      <text:p text:style-name="P45">Fichier / Numéros de ligne :</text:p>
      <text:p text:style-name="P45">Exemple(s) de code</text:p>
      <text:p text:style-name="P46"/>
      <text:p text:style-name="P42">Design Pattern ….</text:p>
      <text:p text:style-name="P45">Fichier / Numéros de ligne :</text:p>
      <text:p text:style-name="P45">Exemple(s) de code</text:p>
      <text:p text:style-name="P46"/>
      <text:p text:style-name="P42">Design Pattern ….</text:p>
      <text:p text:style-name="P45">Fichier / Numéros de ligne :</text:p>
      <text:p text:style-name="P45">Exemple(s) de code</text:p>
      <text:p text:style-name="P46"/>
      <text:p text:style-name="P42">Design Pattern ….</text:p>
      <text:p text:style-name="P45">Fichier / Numéros de ligne :</text:p>
      <text:p text:style-name="P45">Exemple(s) de code</text:p>
      <text:p text:style-name="P46"/>
      <text:p text:style-name="P42">Design Pattern ….</text:p>
      <text:p text:style-name="P45">Fichier / Numéros de ligne :</text:p>
      <text:p text:style-name="P45">Exemple(s) de code</text:p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AAAAA+LiberationSerif-Bold" svg:font-family="BAAAAA+Liberation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9:53:13.642900836</meta:creation-date>
    <dc:date>2020-02-23T21:10:16.213317218</dc:date>
    <meta:editing-duration>PT26M5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5" meta:paragraph-count="140" meta:word-count="543" meta:character-count="3096" meta:non-whitespace-character-count="2692"/>
  </office:meta>
</office:document-meta>
</file>